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000000" fo:font-size="11pt" fo:letter-spacing="normal" fo:font-weight="bold" officeooo:rsid="0018a893" officeooo:paragraph-rsid="0018a893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000000" fo:font-size="12pt" fo:letter-spacing="normal" fo:font-weight="bold" officeooo:rsid="0018a893" officeooo:paragraph-rsid="0018a893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  <style:text-properties fo:font-variant="normal" fo:text-transform="none" fo:color="#000000" fo:font-size="12pt" fo:letter-spacing="normal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fo:font-size="12pt" fo:letter-spacing="normal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paragraph-properties fo:margin-left="0cm" fo:margin-right="0cm" fo:margin-top="0cm" fo:margin-bottom="0.265cm" loext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list-style-name="L1">
      <style:paragraph-properties fo:margin-top="0cm" fo:margin-bottom="0.265cm" loext:contextual-spacing="false" fo:line-height="150%" fo:text-align="justify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.265cm" loext:contextual-spacing="false" fo:line-height="150%" fo:text-align="justify" style:justify-single-word="false" fo:orphans="2" fo:widows="2" fo:padding="0cm" fo:border="none"/>
      <style:text-properties fo:font-variant="normal" fo:text-transform="none" fo:color="#000000" style:text-line-through-style="none" style:text-line-through-type="none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.265cm" loext:contextual-spacing="false" fo:line-height="150%" fo:text-align="justify" style:justify-single-word="false" fo:orphans="2" fo:widows="2" fo:padding="0cm" fo:border="none"/>
      <style:text-properties style:text-line-through-style="none" style:text-line-through-type="none" fo:font-size="12pt" style:font-size-asian="12pt" style:font-size-complex="12pt"/>
    </style:style>
    <style:style style:name="T1" style:family="text">
      <style:text-properties style:font-name="Arial" fo:font-size="10.5pt" fo:font-style="normal"/>
    </style:style>
    <style:style style:name="T2" style:family="text">
      <style:text-properties style:font-name="Arial" fo:font-size="10.5pt" fo:font-style="normal" fo:font-weight="bold"/>
    </style:style>
    <style:style style:name="T3" style:family="text">
      <style:text-properties style:font-name="Arial" fo:font-size="10.5pt" fo:font-style="normal" fo:font-weight="bold" officeooo:rsid="0017c711"/>
    </style:style>
    <style:style style:name="T4" style:family="text">
      <style:text-properties style:font-name="Arial" fo:font-size="10.5pt" fo:font-style="normal" officeooo:rsid="0017c711"/>
    </style:style>
    <style:style style:name="T5" style:family="text">
      <style:text-properties style:font-name="Arial" fo:font-size="10.5pt" fo:font-style="normal" officeooo:rsid="0018a893"/>
    </style:style>
    <style:style style:name="T6" style:family="text">
      <style:text-properties style:font-name="Arial" fo:font-style="normal"/>
    </style:style>
    <style:style style:name="T7" style:family="text">
      <style:text-properties style:font-name="Arial" fo:font-style="normal" officeooo:rsid="0017c711"/>
    </style:style>
    <style:style style:name="T8" style:family="text">
      <style:text-properties style:font-name="Arial" fo:font-style="normal" officeooo:rsid="0018a893"/>
    </style:style>
    <style:style style:name="T9" style:family="text">
      <style:text-properties officeooo:rsid="0017c711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2" style:family="text">
      <style:text-properties fo:font-variant="normal" fo:text-transform="none" fo:color="#000000" style:font-name="Arial" fo:letter-spacing="normal" fo:font-style="normal" fo:font-weight="normal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officeooo:rsid="0017c711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APNP – Semana 10– Relacione os elementos </text:span></text:p>
      <text:p text:style-name="P3"><text:span text:style-name="T6"/></text:p>
      <text:p text:style-name="P5"><text:span text:style-name="T6">Relacione os elementos numerados com os elementos abaixo. Lembre-se que o item “H” se relaciona com vários itens numerados. </text:span></text:p>
      <text:p text:style-name="P6"><text:span text:style-name="T6">A</text:span><text:span text:style-name="T7"> – </text:span><text:span text:style-name="T6">TEMA..............................................(</text:span><text:span text:style-name="T7">5</text:span><text:span text:style-name="T6">)</text:span></text:p>
      <text:p text:style-name="P6"><text:span text:style-name="T6">B</text:span><text:span text:style-name="T7"> – </text:span><text:span text:style-name="T6">PROBLEMA REAL.............................(</text:span><text:span text:style-name="T7">8</text:span><text:span text:style-name="T6">)</text:span></text:p>
      <text:p text:style-name="P6"><text:span text:style-name="T6">C</text:span><text:span text:style-name="T7"> – </text:span><text:span text:style-name="T6">PROBLEMA CIENTÍFICO....................(</text:span><text:span text:style-name="T7">4</text:span><text:span text:style-name="T6">)</text:span></text:p>
      <text:p text:style-name="P6"><text:span text:style-name="T6">D</text:span><text:span text:style-name="T7"> – </text:span><text:span text:style-name="T6">HIPÓTESE.........................................(</text:span><text:span text:style-name="T7">9</text:span><text:span text:style-name="T6">)</text:span></text:p>
      <text:p text:style-name="P6"><text:span text:style-name="T6">E</text:span><text:span text:style-name="T7"> – </text:span><text:span text:style-name="T6">VARIÁVEL INDEPENDENTE...............(</text:span><text:span text:style-name="T8">11</text:span><text:span text:style-name="T6">)</text:span></text:p>
      <text:p text:style-name="P6"><text:span text:style-name="T6">F</text:span><text:span text:style-name="T7"> – </text:span><text:span text:style-name="T6">VARIÁVEL DEPENDENTE...................(</text:span><text:span text:style-name="T8">10</text:span><text:span text:style-name="T6">)</text:span></text:p>
      <text:p text:style-name="P6"><text:span text:style-name="T6">G</text:span><text:span text:style-name="T7"> – </text:span><text:span text:style-name="T6">OBJETIVO GERAL..............................(</text:span><text:span text:style-name="T7">1</text:span><text:span text:style-name="T6">)</text:span></text:p>
      <text:p text:style-name="P1"><text:span text:style-name="T13">H</text:span><text:span text:style-name="T14"> – </text:span><text:span text:style-name="T13">OBJETIVOS ESPECÍFICOS...................(</text:span><text:span text:style-name="T14">2</text:span><text:span text:style-name="T13"> / </text:span><text:span text:style-name="T14">3</text:span><text:span text:style-name="T13"> / </text:span><text:span text:style-name="T14">6</text:span><text:span text:style-name="T13"> / </text:span><text:span text:style-name="T14">7</text:span><text:span text:style-name="T13">)</text:span></text:p>
      <text:p text:style-name="P2">Itens numerados</text:p>
      <text:list xml:id="list917625677" text:style-name="L1">
        <text:list-item>
          <text:p text:style-name="P7">Um assistente virtual inteligente ajudará os discentes do IFES a sanar suas dúvidas em relação às rotinas acadêmicas.</text:p>
        </text:list-item>
        <text:list-item>
          <text:p text:style-name="P8">Estudar técnicas de Inteligência Artificial que possam ser empregadas na construção de um serviço inteligente de apoio ao discente do IFES;</text:p>
        </text:list-item>
        <text:list-item>
          <text:p text:style-name="P9">Levantar os requisitos necessários para a construção de um assistente virtual autônomo, através da caracterização de softwares similares, prototipação e revisão bibliográfica;</text:p>
        </text:list-item>
        <text:list-item>
          <text:p text:style-name="P9">Dificuldade dos discentes do IFES em sanar suas dúvidas em relação às regras e normativas do curso pois essas normativas estão distribuídas em vários artigos e com linguagem mais técnica o que pode confundir o aluno.</text:p>
        </text:list-item>
        <text:list-item>
          <text:p text:style-name="P9">Assistente virtual inteligente.</text:p>
        </text:list-item>
        <text:list-item>
          <text:p text:style-name="P9">Otimizar a solução de questões oriundas dos alunos do IFES quanto ao regulamento da organização didática por meio de um assistente virtual inteligente.</text:p>
        </text:list-item>
        <text:list-item>
          <text:p text:style-name="P9">Elencar as principais dúvidas dos discentes do IFES quanto às normativas da rotina acadêmica</text:p>
        </text:list-item>
        <text:list-item>
          <text:p text:style-name="P9">Dúvidas em relação às rotinas acadêmicas.</text:p>
        </text:list-item>
        <text:list-item>
          <text:p text:style-name="P9"><text:soft-page-break/>Um assistente virtual inteligente sanará as dificuldades e dúvidas dos discentes do IFES em relação às rotinas acadêmicas?</text:p>
        </text:list-item>
        <text:list-item>
          <text:p text:style-name="P9">Proposta de assistente virtual inteligente no apoio ao discente do IFES em relação às rotinas acadêmicas.</text:p>
        </text:list-item>
        <text:list-item>
          <text:p text:style-name="P10"><text:span text:style-name="T12">Propor um protótipo funcional web-based de um assistente virtual autônomo enquanto um sistema interativo para diálogos com discentes do IFES;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4T13:04:19.461000000</meta:creation-date>
    <dc:date>2020-07-24T13:18:23.846000000</dc:date>
    <meta:editing-duration>PT3M34S</meta:editing-duration>
    <meta:editing-cycles>1</meta:editing-cycles>
    <meta:document-statistic meta:table-count="0" meta:image-count="0" meta:object-count="0" meta:page-count="2" meta:paragraph-count="22" meta:word-count="263" meta:character-count="1942" meta:non-whitespace-character-count="1701"/>
    <meta:generator>LibreOffice/6.4.5.2$Windows_X86_64 LibreOffice_project/a726b36747cf2001e06b58ad5db1aa3a9a1872d6</meta:generator>
  </office:meta>
</office:document-meta>
</file>